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Courier New1" svg:font-family="'Courier New'"/>
    <style:font-face style:name="Roboto" svg:font-family="Roboto, sans-serif"/>
    <style:font-face style:name="Source Code Pro" svg:font-family="'Source Code Pro', Menlo, monospace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text-properties officeooo:paragraph-rsid="001dcf01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text-properties fo:color="#000000" style:font-name="Courier New1" fo:font-size="12pt" officeooo:rsid="001856e4" style:font-size-asian="12pt" style:font-size-complex="12pt"/>
    </style:style>
    <style:style style:name="P4" style:family="paragraph" style:parent-style-name="Preformatted_20_Text">
      <style:text-properties fo:color="#000000" style:font-name="Courier New1" fo:font-size="11pt" style:font-size-asian="11pt" style:font-size-complex="11pt"/>
    </style:style>
    <style:style style:name="P5" style:family="paragraph" style:parent-style-name="Preformatted_20_Text">
      <style:text-properties fo:color="#000000" style:font-name="Courier New2" fo:font-size="8pt" officeooo:rsid="0032967b" officeooo:paragraph-rsid="0032967b" style:font-size-asian="8pt" style:font-size-complex="8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style:font-size-asian="8pt" style:font-size-complex="8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style:font-size-asian="8pt" style:font-size-complex="8pt"/>
    </style:style>
    <style:style style:name="P8" style:family="paragraph" style:parent-style-name="Preformatted_20_Text">
      <style:paragraph-properties fo:break-before="page"/>
      <style:text-properties fo:color="#000000" style:font-name="Courier New1" fo:font-size="13pt" officeooo:paragraph-rsid="0032967b" style:font-size-asian="13pt" style:font-size-complex="13pt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330836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Courier New2" fo:font-size="8pt" officeooo:paragraph-rsid="0032967b" style:font-size-asian="8pt" style:font-size-complex="8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11111" style:font-name="Courier New2" fo:font-size="11pt" fo:letter-spacing="normal" fo:font-style="normal" fo:font-weight="normal" officeooo:rsid="0032967b" style:font-size-asian="11pt" style:font-size-complex="11pt"/>
    </style:style>
    <style:style style:name="P13" style:family="paragraph" style:parent-style-name="Standard">
      <style:text-properties officeooo:rsid="003417ab" officeooo:paragraph-rsid="003417ab"/>
    </style:style>
    <style:style style:name="P14" style:family="paragraph" style:parent-style-name="Standard">
      <style:paragraph-properties fo:text-align="start" style:justify-single-word="false"/>
      <style:text-properties officeooo:rsid="003417ab" officeooo:paragraph-rsid="003417ab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11111" style:font-name="Courier New2" fo:font-size="11pt" fo:letter-spacing="normal" fo:font-style="normal" fo:font-weight="normal" officeooo:rsid="00330836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11111" style:font-name="Courier New2" fo:font-size="11pt" fo:letter-spacing="normal" fo:font-style="normal" fo:font-weight="normal" officeooo:rsid="00330836" officeooo:paragraph-rsid="003417ab" style:font-size-asian="11pt" style:font-size-complex="11pt"/>
    </style:style>
    <style:style style:name="P17" style:family="paragraph" style:parent-style-name="Preformatted_20_Text">
      <style:text-properties fo:color="#000000" style:font-name="Courier New1" fo:font-size="11pt" officeooo:rsid="003205ce" style:font-size-asian="11pt" style:font-size-complex="11pt"/>
    </style:style>
    <style:style style:name="P18" style:family="paragraph" style:parent-style-name="Heading_20_1" style:master-page-name="First_20_Page">
      <style:paragraph-properties style:page-number="auto"/>
      <style:text-properties officeooo:rsid="003417ab" officeooo:paragraph-rsid="003417ab"/>
    </style:style>
    <style:style style:name="P19" style:family="paragraph" style:parent-style-name="Table_20_Contents">
      <style:text-properties fo:color="#000000" style:font-name="Courier New1" fo:font-size="12pt" officeooo:rsid="0030cc9e" style:font-size-asian="12pt" style:font-size-complex="12pt"/>
    </style:style>
    <style:style style:name="P20" style:family="paragraph" style:parent-style-name="Table_20_Contents">
      <style:text-properties fo:font-size="16pt" style:font-size-asian="16pt" style:font-size-complex="16pt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967b" style:font-weight-asian="bold" style:font-weight-complex="bold"/>
    </style:style>
    <style:style style:name="T5" style:family="text">
      <style:text-properties fo:color="#000000" style:font-name="Courier New1"/>
    </style:style>
    <style:style style:name="T6" style:family="text">
      <style:text-properties fo:color="#000000" style:font-name="Courier New1" fo:font-size="12pt" officeooo:rsid="001856e4" style:font-size-asian="12pt" style:font-size-complex="12pt"/>
    </style:style>
    <style:style style:name="T7" style:family="text">
      <style:text-properties fo:color="#000000" style:font-name="Courier New1" fo:font-size="12pt" officeooo:rsid="00231ff0" style:font-size-asian="12pt" style:font-size-complex="12pt"/>
    </style:style>
    <style:style style:name="T8" style:family="text">
      <style:text-properties fo:color="#000000" style:font-name="Courier New1" fo:font-size="12pt" officeooo:rsid="002cf247" style:font-size-asian="12pt" style:font-size-complex="12pt"/>
    </style:style>
    <style:style style:name="T9" style:family="text">
      <style:text-properties fo:color="#000000" style:font-name="Courier New1" fo:font-size="12pt" officeooo:rsid="0030cc9e" style:font-size-asian="12pt" style:font-size-complex="12pt"/>
    </style:style>
    <style:style style:name="T10" style:family="text">
      <style:text-properties fo:color="#000000" style:font-name="Courier New1" officeooo:rsid="003205ce"/>
    </style:style>
    <style:style style:name="T11" style:family="text">
      <style:text-properties fo:color="#000000" style:font-name="Courier New1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000000" style:font-name="Courier New1" fo:font-size="9pt" officeooo:rsid="003205ce" style:font-size-asian="9pt" style:font-style-asian="normal" style:font-weight-asian="normal"/>
    </style:style>
    <style:style style:name="T13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14" style:family="text">
      <style:text-properties fo:color="#000000" style:font-name="Courier New" fo:font-size="9pt" style:font-size-asian="9pt" style:font-style-asian="normal" style:font-weight-asian="normal"/>
    </style:style>
    <style:style style:name="T15" style:family="text">
      <style:text-properties fo:color="#000000" style:font-name="Courier New" fo:font-size="9pt" officeooo:rsid="003417ab" style:font-size-asian="9pt" style:font-style-asian="normal" style:font-weight-asian="normal"/>
    </style:style>
    <style:style style:name="T16" style:family="text">
      <style:text-properties fo:color="#000000" style:font-name="Courier New" fo:font-size="9pt" fo:font-style="italic" style:font-size-asian="9pt" style:font-style-asian="italic" style:font-weight-asian="normal"/>
    </style:style>
    <style:style style:name="T17" style:family="text">
      <style:text-properties fo:color="#000080" fo:font-weight="bold"/>
    </style:style>
    <style:style style:name="T18" style:family="text">
      <style:text-properties fo:color="#000080" style:font-name="Courier New1" fo:font-size="9pt" fo:font-weight="bold" officeooo:rsid="003205ce" style:font-size-asian="9pt" style:font-style-asian="normal" style:font-weight-asian="bold"/>
    </style:style>
    <style:style style:name="T19" style:family="text">
      <style:text-properties fo:color="#000080" style:font-name="Courier New" fo:font-size="9pt" fo:font-style="normal" fo:font-weight="bold" style:font-size-asian="9pt" style:font-style-asian="normal" style:font-weight-asian="bold"/>
    </style:style>
    <style:style style:name="T20" style:family="text">
      <style:text-properties fo:color="#000080" style:font-name="Courier New" fo:font-size="9pt" fo:font-weight="bold" style:font-size-asian="9pt" style:font-style-asian="normal" style:font-weight-asian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3pt" fo:font-weight="bold" officeooo:rsid="003205ce" style:font-size-asian="13pt" style:font-weight-asian="bold" style:font-size-complex="13pt" style:font-weight-complex="bold"/>
    </style:style>
    <style:style style:name="T24" style:family="text">
      <style:text-properties fo:color="#660e7a" fo:font-style="italic"/>
    </style:style>
    <style:style style:name="T25" style:family="text">
      <style:text-properties fo:color="#660e7a" fo:font-weight="bold"/>
    </style:style>
    <style:style style:name="T26" style:family="text">
      <style:text-properties fo:color="#660e7a" style:font-name="Courier New" fo:font-size="9pt" fo:font-style="italic" style:font-size-asian="9pt" style:font-style-asian="italic" style:font-weight-asian="normal"/>
    </style:style>
    <style:style style:name="T27" style:family="text">
      <style:text-properties fo:color="#660e7a" style:font-name="Courier New" fo:font-size="9pt" fo:font-weight="bold" style:font-size-asian="9pt" style:font-style-asian="normal" style:font-weight-asian="bold"/>
    </style:style>
    <style:style style:name="T28" style:family="text">
      <style:text-properties officeooo:rsid="003205ce"/>
    </style:style>
    <style:style style:name="T29" style:family="text">
      <style:text-properties fo:color="#0000ff"/>
    </style:style>
    <style:style style:name="T30" style:family="text">
      <style:text-properties fo:font-weight="normal" officeooo:rsid="0032967b" style:font-weight-asian="normal" style:font-weight-complex="normal"/>
    </style:style>
    <style:style style:name="T31" style:family="text">
      <style:text-properties fo:font-variant="normal" fo:text-transform="none" fo:color="#111111" style:font-name="Courier New2" fo:font-size="11pt" fo:letter-spacing="normal" fo:font-style="normal" fo:font-weight="normal" officeooo:rsid="003205ce" style:font-size-asian="11pt" style:font-size-complex="11pt" loext:padding="0cm" loext:border="none"/>
    </style:style>
    <style:style style:name="T32" style:family="text">
      <style:text-properties fo:font-variant="normal" fo:text-transform="none" fo:color="#111111" style:font-name="Courier New2" fo:font-size="11pt" fo:letter-spacing="normal" fo:font-style="normal" fo:font-weight="normal" style:font-size-asian="11pt" style:font-size-complex="11pt" loext:padding="0cm" loext:border="none"/>
    </style:style>
    <style:style style:name="T33" style:family="text">
      <style:text-properties fo:font-variant="normal" fo:text-transform="none" fo:color="#111111" style:font-name="Courier New2" fo:font-size="11pt" fo:letter-spacing="normal" fo:font-style="normal" fo:font-weight="normal" officeooo:rsid="0032967b" style:font-size-asian="11pt" style:font-size-complex="11pt"/>
    </style:style>
    <style:style style:name="T34" style:family="text">
      <style:text-properties fo:font-variant="normal" fo:text-transform="none" fo:color="#111111" style:font-name="Courier New2" fo:font-size="11pt" fo:letter-spacing="normal" fo:font-style="normal" fo:font-weight="normal" officeooo:rsid="0032967b" style:font-size-asian="11pt" style:font-size-complex="11pt" loext:padding="0cm" loext:border="none"/>
    </style:style>
    <style:style style:name="T35" style:family="text">
      <style:text-properties fo:font-variant="normal" fo:text-transform="none" fo:color="#111111" style:font-name="Courier New2" fo:font-size="11pt" fo:letter-spacing="normal" fo:font-style="normal" fo:font-weight="normal" officeooo:rsid="00330836" style:font-size-asian="11pt" style:font-size-complex="11pt"/>
    </style:style>
    <style:style style:name="T36" style:family="text">
      <style:text-properties officeooo:rsid="00330836"/>
    </style:style>
    <style:style style:name="T37" style:family="text">
      <style:text-properties officeooo:rsid="003417ab"/>
    </style:style>
    <style:style style:name="T38" style:family="text">
      <style:text-properties fo:color="#008000" style:font-name="Courier New" fo:font-size="9pt" fo:font-style="normal" fo:font-weight="bold" style:font-size-asian="9pt" style:font-style-asian="normal" style:font-weight-asian="bold"/>
    </style:style>
    <style:style style:name="T39" style:family="text">
      <style:text-properties fo:color="#008000" style:font-name="Courier New" fo:font-size="9pt" fo:font-weight="bold" style:font-size-asian="9pt" style:font-style-asian="normal" style:font-weight-asian="bold"/>
    </style:style>
    <style:style style:name="T40" style:family="text">
      <style:text-properties fo:color="#808080" style:font-name="Courier New" fo:font-size="9pt" fo:font-style="italic" style:font-size-asian="9pt" style:font-style-asian="italic" style:font-weight-asian="normal"/>
    </style:style>
    <style:style style:name="T41" style:family="text">
      <style:text-properties fo:color="#808000" style:font-name="Courier New" fo:font-size="9pt" style:font-size-asian="9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Paginación</text:h>
      <text:p text:style-name="P13"/>
      <text:h text:style-name="Heading_20_2" text:outline-level="2">Librerias</text:h>
      <text:p text:style-name="P14"><text:span text:style-name="T19">import </text:span><text:span text:style-name="T38">'package:flutter/material.dart'</text:span><text:span text:style-name="T13">;</text:span><text:line-break/><text:span text:style-name="T19">import </text:span><text:span text:style-name="T38">"package:paginacion/fte/panta1/panta01.dart"</text:span><text:span text:style-name="T13">;</text:span><text:line-break/><text:span text:style-name="T19">import </text:span><text:span text:style-name="T38">"package:paginacion/fte/panta2/panta02.dart"</text:span><text:span text:style-name="T13">;</text:span></text:p>
      <text:p text:style-name="P14"/>
      <text:h text:style-name="Heading_20_2" text:outline-level="2">Definiciones</text:h>
      <text:p text:style-name="P15"><text:span text:style-name="T18">class </text:span><text:span text:style-name="T14">MyApp </text:span><text:span text:style-name="T20">extends </text:span><text:span text:style-name="T14">StatelessWidget {</text:span><text:line-break/><text:span text:style-name="T40"> <text:s/></text:span><text:span text:style-name="T41">@override</text:span><text:line-break/><text:span text:style-name="T41"> <text:s/></text:span><text:span text:style-name="T14">Widget build(BuildContext context) {</text:span><text:line-break/><text:span text:style-name="T14"> <text:s text:c="3"/></text:span><text:span text:style-name="T20">return </text:span><text:span text:style-name="T14">MaterialApp(</text:span><text:line-break/><text:span text:style-name="T14"> <text:s text:c="5"/>title: </text:span><text:span text:style-name="T39">'Flutter Demo'</text:span><text:span text:style-name="T14">,</text:span><text:line-break/><text:span text:style-name="T14"> <text:s text:c="5"/>theme: ThemeData(</text:span><text:line-break/><text:span text:style-name="T40"> <text:s text:c="7"/></text:span><text:span text:style-name="T14">primarySwatch: Colors.</text:span><text:span text:style-name="T26">blue</text:span><text:span text:style-name="T14">,</text:span><text:line-break/><text:span text:style-name="T14"> <text:s text:c="5"/>),</text:span><text:line-break/><text:span text:style-name="T14"> <text:s text:c="5"/>home: MyHomePage(title: </text:span><text:span text:style-name="T39">'Manejo de pantallas'</text:span><text:span text:style-name="T14">),</text:span><text:line-break/><text:span text:style-name="T14"> <text:s text:c="7"/>routes: &lt;String, WidgetBuilder&gt;</text:span><text:line-break/><text:span text:style-name="T14"> <text:s text:c="7"/>{</text:span><text:line-break/><text:span text:style-name="T14"> <text:s text:c="9"/>Panta01.</text:span><text:span text:style-name="T26">routeName</text:span><text:span text:style-name="T14">: (BuildContext context) =&gt; </text:span><text:span text:style-name="T20">new </text:span><text:span text:style-name="T14">Panta01(),</text:span><text:line-break/><text:span text:style-name="T14"> <text:s text:c="9"/>Panta02.</text:span><text:span text:style-name="T26">routeName</text:span><text:span text:style-name="T14">: (BuildContext context) =&gt; </text:span><text:span text:style-name="T20">new </text:span><text:span text:style-name="T14">Panta02(),</text:span><text:line-break/><text:line-break/><text:span text:style-name="T14"> <text:s text:c="7"/>}</text:span><text:line-break/><text:line-break/><text:span text:style-name="T14"> <text:s text:c="3"/>);</text:span><text:line-break/><text:span text:style-name="T14"> <text:s/>}</text:span><text:line-break/><text:span text:style-name="T14">}</text:span><text:line-break/></text:p>
      <text:h text:style-name="Heading_20_2" text:outline-level="2">LLamada</text:h>
      <text:p text:style-name="P15"><text:span text:style-name="T12">child:</text:span><text:span text:style-name="T20">new </text:span><text:span text:style-name="T14">FlatButton(</text:span><text:line-break/><text:span text:style-name="T14"> <text:s/>child: </text:span><text:span text:style-name="T20">const </text:span><text:span text:style-name="T14">Text(</text:span><text:span text:style-name="T39">'Test Underlines'</text:span><text:span text:style-name="T14">),</text:span><text:line-break/><text:span text:style-name="T14"> <text:s/>color: Colors.</text:span><text:span text:style-name="T26">red</text:span><text:span text:style-name="T14">.</text:span><text:span text:style-name="T27">shade800</text:span><text:span text:style-name="T14">,</text:span><text:line-break/><text:span text:style-name="T14"> <text:s/>textColor: Colors.</text:span><text:span text:style-name="T26">white</text:span><text:span text:style-name="T14">,</text:span><text:line-break/><text:span text:style-name="T14"> <text:s/>onPressed: () { Navigator.</text:span><text:span text:style-name="T16">pushNamed</text:span><text:span text:style-name="T14">(context, Panta01.</text:span><text:span text:style-name="T26">routeName</text:span><text:span text:style-name="T14">); },</text:span><text:line-break/><text:span text:style-name="T14">),</text:span></text:p>
      <text:p text:style-name="P15"/>
      <text:h text:style-name="Heading_20_2" text:outline-level="2">La pantalla n</text:h>
      <text:p text:style-name="P16"><text:span text:style-name="T18">class </text:span><text:span text:style-name="T14">Panta01 </text:span><text:span text:style-name="T20">extends </text:span><text:span text:style-name="T14">StatelessWidget {</text:span><text:line-break/><text:span text:style-name="T14"> <text:s/></text:span><text:span text:style-name="T20">static const </text:span><text:span text:style-name="T14">String routeName = </text:span><text:span text:style-name="T39">"/fte/panta1/panta01"</text:span><text:span text:style-name="T14">;</text:span></text:p>
      <text:p text:style-name="P16"><text:span text:style-name="T14"><text:s text:c="2"/></text:span><text:line-break/><text:span text:style-name="T14"> <text:s/>@override</text:span><text:line-break/><text:span text:style-name="T14"> <text:s/>Widget build (BuildContext context) {</text:span></text:p>
      <text:p text:style-name="P16"><text:span text:style-name="T14"><text:s text:c="4"/>…</text:span></text:p>
      <text:p text:style-name="P16"><text:span text:style-name="T15"><text:s text:c="2"/>}</text:span><text:line-break/><text:span text:style-name="T14">}</text:span></text:p>
      <text:p text:style-name="P1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Courier New1" svg:font-family="'Courier New'"/>
    <style:font-face style:name="Roboto" svg:font-family="Roboto, sans-serif"/>
    <style:font-face style:name="Source Code Pro" svg:font-family="'Source Code Pro', Menlo, monospace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" style:display-name="ListLabel 2" style:family="text">
      <style:text-properties fo:color="#0091ea" style:font-name="Arial" fo:font-family="Arial" style:font-family-generic="roman" style:font-pitch="variable" fo:font-size="11.5pt" fo:background-color="#fdfdfd" style:font-size-asian="11.5pt" style:font-name-complex="Arial1" style:font-family-complex="Arial" style:font-family-generic-complex="system" style:font-pitch-complex="variable" style:font-size-complex="11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25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dcf01"/>
    </style:style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MP1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<text:s/>de </text:span><text:span text:style-name="MT3"><text:page-count style:num-format="1">1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24</meta:editing-cycles>
    <meta:creation-date>2018-03-07T12:45:00</meta:creation-date>
    <dc:date>2018-12-08T20:33:51.494000000</dc:date>
    <meta:editing-duration>PT2H52M14S</meta:editing-duration>
    <meta:generator>LibreOffice/6.1.3.2$Windows_X86_64 LibreOffice_project/86daf60bf00efa86ad547e59e09d6bb77c699acb</meta:generator>
    <meta:document-statistic meta:table-count="0" meta:image-count="0" meta:object-count="0" meta:page-count="1" meta:paragraph-count="13" meta:word-count="101" meta:character-count="1064" meta:non-whitespace-character-count="8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